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sans-serif"/>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 fo:font-size="12pt" fo:letter-spacing="normal" fo:font-style="normal" fo:font-weight="normal"/>
    </style:style>
    <style:style style:name="P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22222" loext:opacity="100%" style:font-name="Calibri" fo:font-size="12pt" fo:letter-spacing="normal" fo:font-style="normal" fo:font-weight="normal"/>
    </style:style>
    <style:style style:name="P3" style:family="paragraph" style:parent-style-name="Text_20_body">
      <style:paragraph-properties fo:margin-left="0cm" fo:margin-right="0cm" fo:orphans="2" fo:widows="2" fo:text-indent="0cm" style:auto-text-indent="false"/>
    </style:style>
    <style:style style:name="P4" style:family="paragraph" style:parent-style-name="Text_20_body">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000080" loext:opacity="100%" style:font-name="Arial" fo:font-size="12pt" fo:letter-spacing="normal" fo:font-style="normal" fo:font-weight="normal"/>
    </style:style>
    <style:style style:name="T2" style:family="text">
      <style:text-properties fo:font-variant="normal" fo:text-transform="none" fo:color="#222222" loext:opacity="100%" style:font-name="Calibri" fo:font-size="12pt" fo:letter-spacing="normal" fo:font-style="normal" fo:font-weight="normal"/>
    </style:style>
    <style:style style:name="T3" style:family="text">
      <style:text-properties officeooo:rsid="000f71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Madame, Monsieur,</text:span></text:p>
      <text:p text:style-name="P1">actuellement en réorientation, après une terminale générale (spécialités Arts Plastiques, Mathématiques, Physique Chimie), j’ai suivi une année de mise à niveau en hôtellerie restauration. Si j’ai compris au cours de cette année que je ne souhaitais pas évoluer dans ce milieu professionnel, cette expérience m’a apporté la connaissance du monde du travail, du travail en équipe, du respect des consignes et des horaires.</text:p>
      <text:p text:style-name="P1">Je souhaite me réorienter aujourd’hui dans le domaine d<text:span text:style-name="T3">e l’informatique</text:span>. J’ai commencé à me former seul, en suivant la formation CS50 proposée par Harvard, et j’ai commencé à me familiariser avec plusieurs langages comme le C, C#, Python et SQL. J’ai commencé à réaliser quelques jeux sur Unity.</text:p>
      <text:p text:style-name="P1">Dans l’attente de votre réponse, je vous prie d’agréer, Madame, Monsieur, l’expression de mon plus profond respect.</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sans-serif"/>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04T20:16:46.359000000</meta:creation-date>
    <dc:date>2023-04-04T20:33:05.504000000</dc:date>
    <meta:editing-duration>PT16M19S</meta:editing-duration>
    <meta:editing-cycles>1</meta:editing-cycles>
    <meta:document-statistic meta:table-count="0" meta:image-count="0" meta:object-count="0" meta:page-count="1" meta:paragraph-count="4" meta:word-count="130" meta:character-count="848" meta:non-whitespace-character-count="722"/>
    <meta:generator>LibreOffice/7.5.2.2$Windows_X86_64 LibreOffice_project/53bb9681a964705cf672590721dbc85eb4d0c3a2</meta:generator>
  </office:meta>
</office:document-meta>
</file>